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style:line-height-at-least="5.03mm"/>
      <style:text-properties fo:color="#abb2bf" loext:opacity="100%" style:font-name="Droid Sans Mono" fo:font-size="10.5pt" fo:font-weight="normal" fo:background-color="#23272e"/>
    </style:style>
    <style:style style:name="P2" style:family="paragraph" style:parent-style-name="Standard">
      <style:paragraph-properties fo:padding="0.49mm" fo:border="0.06pt solid #e3e3e3"/>
      <style:text-properties fo:color="#abb2bf" loext:opacity="100%" style:font-name="Droid Sans Mono" fo:font-size="10.5pt" fo:font-weight="normal" fo:background-color="#23272e"/>
    </style:style>
    <style:style style:name="P3" style:family="paragraph" style:parent-style-name="Text_20_body">
      <style:paragraph-properties fo:padding="0.49mm" fo:border="0.06pt solid #e3e3e3"/>
    </style:style>
    <style:style style:name="P4" style:family="paragraph" style:parent-style-name="Text_20_body" style:list-style-name="L1">
      <style:paragraph-properties fo:margin-top="0mm" fo:margin-bottom="0mm" style:contextual-spacing="false" fo:padding="0.49mm" fo:border="0.06pt solid #e3e3e3"/>
    </style:style>
    <style:style style:name="P5" style:family="paragraph" style:parent-style-name="Text_20_body">
      <style:paragraph-properties fo:padding="0.49mm" fo:border="0.06pt solid #e3e3e3"/>
      <style:text-properties officeooo:paragraph-rsid="00124ba6"/>
    </style:style>
    <style:style style:name="T1" style:family="text">
      <style:text-properties loext:padding="0.49mm" loext:border="0.06pt solid #e3e3e3"/>
    </style:style>
    <style:style style:name="T2" style:family="text">
      <style:text-properties fo:color="#e06c75" loext:opacity="100%"/>
    </style:style>
    <style:style style:name="T3" style:family="text">
      <style:text-properties fo:color="#d19a66" loext:opacity="100%"/>
    </style:style>
    <style:style style:name="T4" style:family="text">
      <style:text-properties fo:color="#56b6c2" loext:opacity="100%"/>
    </style:style>
    <style:style style:name="T5" style:family="text">
      <style:text-properties fo:color="#98c379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7.52mm" text:min-label-width="4.99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&lt;<text:span text:style-name="T2">div</text:span> <text:span text:style-name="T3">className</text:span><text:span text:style-name="T4">=</text:span><text:span text:style-name="T5">'verticalline'</text:span>&gt;</text:p>
      <text:p text:style-name="P1">&lt;<text:span text:style-name="T2">hr</text:span> <text:span text:style-name="T3">className</text:span><text:span text:style-name="T4">=</text:span><text:span text:style-name="T5">'line'</text:span> /&gt;</text:p>
      <text:p text:style-name="P1">&lt;/<text:span text:style-name="T2">div</text:span>&gt;</text:p>
      <text:p text:style-name="P3"/>
      <text:p text:style-name="P3"/>
      <text:p text:style-name="P2"><text:span text:style-name="T3">.verticalline</text:span> {</text:p>
      <text:p text:style-name="P1">width: <text:span text:style-name="T3">0.119</text:span><text:span text:style-name="T2">rem</text:span>;</text:p>
      <text:p text:style-name="P1">position: <text:span text:style-name="T3">relative</text:span>;</text:p>
      <text:p text:style-name="P1">height: <text:span text:style-name="T3">6.25</text:span><text:span text:style-name="T2">rem</text:span>;</text:p>
      <text:p text:style-name="P1">overflow: <text:span text:style-name="T3">hidden</text:span>;</text:p>
      <text:p text:style-name="P1">flex-shrink: <text:span text:style-name="T3">0</text:span>;</text:p>
      <text:p text:style-name="P1"><text:span text:style-name="T3">.line</text:span> {</text:p>
      <text:p text:style-name="P1">margin: <text:span text:style-name="T3">0</text:span>;</text:p>
      <text:p text:style-name="P1">height: <text:span text:style-name="T3">6.25</text:span><text:span text:style-name="T2">rem</text:span>;</text:p>
      <text:p text:style-name="P1">border-radius: <text:span text:style-name="T4">var</text:span>(<text:span text:style-name="T2">--br-9xs</text:span>);</text:p>
      <text:p text:style-name="P1">border: <text:span text:style-name="T3">2</text:span><text:span text:style-name="T2">px</text:span> <text:span text:style-name="T3">solid</text:span> <text:span text:style-name="T3">#aa9751</text:span>;</text:p>
      <text:p text:style-name="P1">}</text:p>
      <text:p text:style-name="P5"><text:line-break/>Refactor: Restructure AboutMeSkillsContainer and AboutMeWelcomeContainer</text:p>
      <text:p text:style-name="P5"/>
      <text:p text:style-name="P5">- Cleaned up redundant code in AboutMeSkillsContainer by removing useCallback and optimizing DeoButton usage.</text:p>
      <text:p text:style-name="P5">- Updated AboutMeWelcomeContainer to include a downloadable link to the curriculum and utilized image import for background.</text:p>
      <text:p text:style-name="P5">- Updated AboutMeWelcomeContainerBox to use imported image for background instead of hard-coded path.</text:p>
      <text:p text:style-name="P5"/>
      <text:p text:style-name="P5">These changes improve code readability and maintainability, enhancing the structure and functionality of the components.<text:line-break/></text:p>
      <text:p text:style-name="P3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1:32:19.067155130</meta:creation-date>
    <dc:date>2024-02-26T18:15:34.653329976</dc:date>
    <meta:editing-duration>PT32M14S</meta:editing-duration>
    <meta:editing-cycles>1</meta:editing-cycles>
    <meta:document-statistic meta:table-count="0" meta:image-count="0" meta:object-count="0" meta:page-count="1" meta:paragraph-count="20" meta:word-count="96" meta:character-count="774" meta:non-whitespace-character-count="697"/>
    <meta:generator>LibreOffice/7.3.7.2$Linux_X86_64 LibreOffice_project/30$Build-2</meta:generator>
  </office:meta>
</office:document-meta>
</file>